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16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0.000589762">
            <text:p>0,000589762</text:p>
          </table:table-cell>
          <table:table-cell office:value-type="float" office:value="1.08696">
            <text:p>1,08696</text:p>
          </table:table-cell>
          <table:table-cell office:value-type="float" office:value="0.19685">
            <text:p>0,19685</text:p>
          </table:table-cell>
          <table:table-cell office:value-type="float" office:value="-0.0276598">
            <text:p>-0,0276598</text:p>
          </table:table-cell>
          <table:table-cell office:value-type="float" office:value="0.439478">
            <text:p>0,439478</text:p>
          </table:table-cell>
          <table:table-cell office:value-type="float" office:value="0.00105182">
            <text:p>0,00105182</text:p>
          </table:table-cell>
          <table:table-cell office:value-type="float" office:value="0.1875">
            <text:p>0,1875</text:p>
          </table:table-cell>
          <table:table-cell office:value-type="float" office:value="0.0125046">
            <text:p>0,0125046</text:p>
          </table:table-cell>
          <table:table-cell office:value-type="float" office:value="0.0323951">
            <text:p>0,0323951</text:p>
          </table:table-cell>
          <table:table-cell office:value-type="float" office:value="0.959135">
            <text:p>0,959135</text:p>
          </table:table-cell>
          <table:table-cell office:value-type="float" office:value="0.106793">
            <text:p>0,106793</text:p>
          </table:table-cell>
          <table:table-cell office:value-type="float" office:value="1.55566">
            <text:p>1,55566</text:p>
          </table:table-cell>
        </table:table-row>
        <table:table-row table:style-name="ro1">
          <table:table-cell office:value-type="float" office:value="0.000693312">
            <text:p>0,000693312</text:p>
          </table:table-cell>
          <table:table-cell office:value-type="float" office:value="1.07692">
            <text:p>1,07692</text:p>
          </table:table-cell>
          <table:table-cell office:value-type="float" office:value="0.110236">
            <text:p>0,110236</text:p>
          </table:table-cell>
          <table:table-cell office:value-type="float" office:value="0.00640294">
            <text:p>0,00640294</text:p>
          </table:table-cell>
          <table:table-cell office:value-type="float" office:value="0.17841">
            <text:p>0,17841</text:p>
          </table:table-cell>
          <table:table-cell office:value-type="float" office:value="0.00080121">
            <text:p>0,00080121</text:p>
          </table:table-cell>
          <table:table-cell office:value-type="float" office:value="0.105469">
            <text:p>0,105469</text:p>
          </table:table-cell>
          <table:table-cell office:value-type="float" office:value="0.00782536">
            <text:p>0,00782536</text:p>
          </table:table-cell>
          <table:table-cell office:value-type="float" office:value="0.0344576">
            <text:p>0,0344576</text:p>
          </table:table-cell>
          <table:table-cell office:value-type="float" office:value="1.05049">
            <text:p>1,05049</text:p>
          </table:table-cell>
          <table:table-cell office:value-type="float" office:value="0.0829575">
            <text:p>0,0829575</text:p>
          </table:table-cell>
          <table:table-cell office:value-type="float" office:value="1.35785">
            <text:p>1,35785</text:p>
          </table:table-cell>
        </table:table-row>
        <table:table-row table:style-name="ro1">
          <table:table-cell office:value-type="float" office:value="0.000869817">
            <text:p>0,000869817</text:p>
          </table:table-cell>
          <table:table-cell office:value-type="float" office:value="1.72727">
            <text:p>1,72727</text:p>
          </table:table-cell>
          <table:table-cell office:value-type="float" office:value="0.299213">
            <text:p>0,299213</text:p>
          </table:table-cell>
          <table:table-cell office:value-type="float" office:value="0.123688">
            <text:p>0,123688</text:p>
          </table:table-cell>
          <table:table-cell office:value-type="float" office:value="2.16675">
            <text:p>2,16675</text:p>
          </table:table-cell>
          <table:table-cell office:value-type="float" office:value="0.0016853">
            <text:p>0,0016853</text:p>
          </table:table-cell>
          <table:table-cell office:value-type="float" office:value="0.234375">
            <text:p>0,234375</text:p>
          </table:table-cell>
          <table:table-cell office:value-type="float" office:value="0.0157128">
            <text:p>0,0157128</text:p>
          </table:table-cell>
          <table:table-cell office:value-type="float" office:value="0.0263126">
            <text:p>0,0263126</text:p>
          </table:table-cell>
          <table:table-cell office:value-type="float" office:value="0.944822">
            <text:p>0,944822</text:p>
          </table:table-cell>
          <table:table-cell office:value-type="float" office:value="0.197359">
            <text:p>0,197359</text:p>
          </table:table-cell>
          <table:table-cell office:value-type="float" office:value="1.68545">
            <text:p>1,68545</text:p>
          </table:table-cell>
        </table:table-row>
        <table:table-row table:style-name="ro1">
          <table:table-cell office:value-type="float" office:value="0.000619474">
            <text:p>0,000619474</text:p>
          </table:table-cell>
          <table:table-cell office:value-type="float" office:value="1.73913">
            <text:p>1,73913</text:p>
          </table:table-cell>
          <table:table-cell office:value-type="float" office:value="0.314961">
            <text:p>0,314961</text:p>
          </table:table-cell>
          <table:table-cell office:value-type="float" office:value="-0.0149237">
            <text:p>-0,0149237</text:p>
          </table:table-cell>
          <table:table-cell office:value-type="float" office:value="0.354108">
            <text:p>0,354108</text:p>
          </table:table-cell>
          <table:table-cell office:value-type="float" office:value="0.00259807">
            <text:p>0,00259807</text:p>
          </table:table-cell>
          <table:table-cell office:value-type="float" office:value="0.246094">
            <text:p>0,246094</text:p>
          </table:table-cell>
          <table:table-cell office:value-type="float" office:value="0.0140397">
            <text:p>0,0140397</text:p>
          </table:table-cell>
          <table:table-cell office:value-type="float" office:value="0.0217377">
            <text:p>0,0217377</text:p>
          </table:table-cell>
          <table:table-cell office:value-type="float" office:value="0.805732">
            <text:p>0,805732</text:p>
          </table:table-cell>
          <table:table-cell office:value-type="float" office:value="0.227901">
            <text:p>0,227901</text:p>
          </table:table-cell>
          <table:table-cell office:value-type="float" office:value="2.75022">
            <text:p>2,750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MIN([.A1:.A4])" office:value-type="float" office:value="0.000589762">
            <text:p>0,000589762</text:p>
          </table:table-cell>
          <table:table-cell table:formula="of:=MIN([.B1:.B4])" office:value-type="float" office:value="1.07692">
            <text:p>1,07692</text:p>
          </table:table-cell>
          <table:table-cell table:formula="of:=MIN([.C1:.C4])" office:value-type="float" office:value="0.110236">
            <text:p>0,110236</text:p>
          </table:table-cell>
          <table:table-cell table:formula="of:=MIN([.D1:.D4])" office:value-type="float" office:value="-0.0276598">
            <text:p>-0,0276598</text:p>
          </table:table-cell>
          <table:table-cell table:formula="of:=MIN([.E1:.E4])" office:value-type="float" office:value="0.17841">
            <text:p>0,17841</text:p>
          </table:table-cell>
          <table:table-cell table:formula="of:=MIN([.F1:.F4])" office:value-type="float" office:value="0.00080121">
            <text:p>0,00080121</text:p>
          </table:table-cell>
          <table:table-cell table:formula="of:=MIN([.G1:.G4])" office:value-type="float" office:value="0.105469">
            <text:p>0,105469</text:p>
          </table:table-cell>
          <table:table-cell table:formula="of:=MIN([.H1:.H4])" office:value-type="float" office:value="0.00782536">
            <text:p>0,00782536</text:p>
          </table:table-cell>
          <table:table-cell table:formula="of:=MIN([.I1:.I4])" office:value-type="float" office:value="0.0217377">
            <text:p>0,0217377</text:p>
          </table:table-cell>
          <table:table-cell table:formula="of:=MIN([.J1:.J4])" office:value-type="float" office:value="0.805732">
            <text:p>0,805732</text:p>
          </table:table-cell>
          <table:table-cell table:formula="of:=MIN([.K1:.K4])" office:value-type="float" office:value="0.0829575">
            <text:p>0,0829575</text:p>
          </table:table-cell>
          <table:table-cell table:formula="of:=MIN([.L1:.L4])" office:value-type="float" office:value="1.35785">
            <text:p>1,35785</text:p>
          </table:table-cell>
        </table:table-row>
        <table:table-row table:style-name="ro1">
          <table:table-cell table:formula="of:=MAX([.A1:.A4])" office:value-type="float" office:value="0.000869817">
            <text:p>0,000869817</text:p>
          </table:table-cell>
          <table:table-cell table:formula="of:=MAX([.B1:.B4])" office:value-type="float" office:value="1.73913">
            <text:p>1,73913</text:p>
          </table:table-cell>
          <table:table-cell table:formula="of:=MAX([.C1:.C4])" office:value-type="float" office:value="0.314961">
            <text:p>0,314961</text:p>
          </table:table-cell>
          <table:table-cell table:formula="of:=MAX([.D1:.D4])" office:value-type="float" office:value="0.123688">
            <text:p>0,123688</text:p>
          </table:table-cell>
          <table:table-cell table:formula="of:=MAX([.E1:.E4])" office:value-type="float" office:value="2.16675">
            <text:p>2,16675</text:p>
          </table:table-cell>
          <table:table-cell table:formula="of:=MAX([.F1:.F4])" office:value-type="float" office:value="0.00259807">
            <text:p>0,00259807</text:p>
          </table:table-cell>
          <table:table-cell table:formula="of:=MAX([.G1:.G4])" office:value-type="float" office:value="0.246094">
            <text:p>0,246094</text:p>
          </table:table-cell>
          <table:table-cell table:formula="of:=MAX([.H1:.H4])" office:value-type="float" office:value="0.0157128">
            <text:p>0,0157128</text:p>
          </table:table-cell>
          <table:table-cell table:formula="of:=MAX([.I1:.I4])" office:value-type="float" office:value="0.0344576">
            <text:p>0,0344576</text:p>
          </table:table-cell>
          <table:table-cell table:formula="of:=MAX([.J1:.J4])" office:value-type="float" office:value="1.05049">
            <text:p>1,05049</text:p>
          </table:table-cell>
          <table:table-cell table:formula="of:=MAX([.K1:.K4])" office:value-type="float" office:value="0.227901">
            <text:p>0,227901</text:p>
          </table:table-cell>
          <table:table-cell table:formula="of:=MAX([.L1:.L4])" office:value-type="float" office:value="2.75022">
            <text:p>2,75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4:48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4:48:33</dc:date>
    <dc:creator>tomko </dc:creator>
    <meta:document-statistic meta:table-count="1" meta:cell-count="72" meta:object-count="0"/>
    <meta:generator>LibreOffice/3.4$Unix LibreOffice_project/340m1$Build-602</meta:generator>
  </office:meta>
</office:document-meta>
</file>